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cm" svg:height="0.962cm" svg:x="11cm" svg:y="0.538cm">
          <draw:text-box>
            <text:p>Synth Base Class</text:p>
          </draw:text-box>
        </draw:frame>
        <draw:frame draw:style-name="gr1" draw:text-style-name="P1" draw:layer="layout" svg:width="6cm" svg:height="0.962cm" svg:x="8cm" svg:y="2.5cm">
          <draw:text-box>
            <text:p>Vibe Synth</text:p>
          </draw:text-box>
        </draw:frame>
        <draw:frame draw:style-name="gr2" draw:text-style-name="P1" draw:layer="layout" svg:width="6.5cm" svg:height="1.5cm" svg:x="14.5cm" svg:y="2.5cm">
          <draw:text-box>
            <text:p>Additieve Synth</text:p>
          </draw:text-box>
        </draw:frame>
        <draw:frame draw:style-name="gr1" draw:text-style-name="P1" draw:layer="layout" svg:width="5cm" svg:height="0.962cm" svg:x="11.5cm" svg:y="5.5cm">
          <draw:text-box>
            <text:p>Oscillator</text:p>
          </draw:text-box>
        </draw:frame>
        <draw:frame draw:style-name="gr1" draw:text-style-name="P1" draw:layer="layout" svg:width="5cm" svg:height="0.962cm" svg:x="13cm" svg:y="6.538cm">
          <draw:text-box>
            <text:p>Sine</text:p>
          </draw:text-box>
        </draw:frame>
        <draw:frame draw:style-name="gr1" draw:text-style-name="P1" draw:layer="layout" svg:width="5.5cm" svg:height="0.962cm" svg:x="15cm" svg:y="6.538cm">
          <draw:text-box>
            <text:p>Square</text:p>
          </draw:text-box>
        </draw:frame>
        <draw:frame draw:style-name="gr1" draw:text-style-name="P1" draw:layer="layout" svg:width="2.5cm" svg:height="0.962cm" svg:x="11cm" svg:y="6.538cm">
          <draw:text-box>
            <text:p>Saw</text:p>
          </draw:text-box>
        </draw:frame>
        <draw:frame draw:style-name="gr1" draw:text-style-name="P1" draw:layer="layout" svg:width="3cm" svg:height="0.962cm" svg:x="17.5cm" svg:y="4.038cm">
          <draw:text-box>
            <text:p>Melody</text:p>
          </draw:text-box>
        </draw:frame>
        <draw:frame draw:style-name="gr3" draw:text-style-name="P2" draw:layer="layout" svg:width="1.874cm" svg:height="0.962cm" svg:x="11.463cm" svg:y="9.5cm">
          <draw:text-box>
            <text:p>Main</text:p>
          </draw:text-box>
        </draw:frame>
        <draw:frame draw:style-name="gr4" draw:text-style-name="P2" draw:layer="layout" svg:width="3.5cm" svg:height="0.962cm" svg:x="17.5cm" svg:y="9.5cm">
          <draw:text-box>
            <text:p>Callback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2T14:11:42.650599388</meta:creation-date>
    <dc:date>2022-12-22T16:30:44.070469052</dc:date>
    <meta:editing-duration>PT4M45S</meta:editing-duration>
    <meta:editing-cycles>3</meta:editing-cycles>
    <meta:generator>LibreOffice/7.2.1.2$MacOSX_X86_64 LibreOffice_project/87b77fad49947c1441b67c559c339af8f3517e22</meta:generator>
    <meta:document-statistic meta:object-count="33"/>
  </office:meta>
</office:document-meta>
</file>